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rtLatitude</text:p>
          </table:table-cell>
          <table:table-cell office:value-type="string">
            <text:p>StartLongitude</text:p>
          </table:table-cell>
          <table:table-cell office:value-type="string">
            <text:p>EndLatitude</text:p>
          </table:table-cell>
          <table:table-cell office:value-type="string">
            <text:p>EndLongitude</text:p>
          </table:table-cell>
          <table:table-cell office:value-type="string">
            <text:p>IsOffer</text:p>
          </table:table-cell>
          <table:table-cell office:value-type="string">
            <text:p>Start dist</text:p>
          </table:table-cell>
          <table:table-cell office:value-type="string">
            <text:p>End dis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irun-Work</text:p>
          </table:table-cell>
          <table:table-cell office:value-type="float" office:value="39.975640262679">
            <text:p>39.9756402627</text:p>
          </table:table-cell>
          <table:table-cell office:value-type="float" office:value="116.482304889526">
            <text:p>116.4823048895</text:p>
          </table:table-cell>
          <table:table-cell office:value-type="float" office:value="39.8646560691225">
            <text:p>39.8646560691</text:p>
          </table:table-cell>
          <table:table-cell office:value-type="float" office:value="116.487626392212">
            <text:p>116.4876263922</text:p>
          </table:table-cell>
          <table:table-cell office:value-type="string">
            <text:p>True</text:p>
          </table:table-cell>
          <table:table-cell table:formula="of:=ACOS(SIN(RADIANS([.C2]))*SIN(RADIANS([.J2]))+COS(RADIANS([.C2]))*COS(RADIANS([.J2]))*COS(RADIANS([.D2])-RADIANS([.K2])))*6371" office:value-type="float" office:value="0.0310294681674463">
            <text:p>0.0310294682</text:p>
          </table:table-cell>
          <table:table-cell table:formula="of:=ACOS(SIN(RADIANS([.E2]))*SIN(RADIANS([.L2]))+COS(RADIANS([.E2]))*COS(RADIANS([.L2]))*COS(RADIANS([.F2])-RADIANS([.M2])))*6371" office:value-type="float" office:value="2.54155325363059">
            <text:p>2.5415532536</text:p>
          </table:table-cell>
          <table:table-cell office:value-type="float" office:value="39.9754429416771">
            <text:p>39.9754429417</text:p>
          </table:table-cell>
          <table:table-cell office:value-type="float" office:value="116.482047397461">
            <text:p>116.4820473975</text:p>
          </table:table-cell>
          <table:table-cell office:value-type="float" office:value="39.8875127117499">
            <text:p>39.8875127117</text:p>
          </table:table-cell>
          <table:table-cell office:value-type="float" office:value="116.487540561523">
            <text:p>116.48754056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irun-Kexing</text:p>
          </table:table-cell>
          <table:table-cell office:value-type="float" office:value="39.89989295608">
            <text:p>39.8998929561</text:p>
          </table:table-cell>
          <table:table-cell office:value-type="float" office:value="116.490973789063">
            <text:p>116.4909737891</text:p>
          </table:table-cell>
          <table:table-cell office:value-type="float" office:value="39.8954152535068">
            <text:p>39.8954152535</text:p>
          </table:table-cell>
          <table:table-cell office:value-type="float" office:value="116.443938571777">
            <text:p>116.4439385718</text:p>
          </table:table-cell>
          <table:table-cell office:value-type="string">
            <text:p>True</text:p>
          </table:table-cell>
          <table:table-cell table:formula="of:=ACOS(SIN(RADIANS([.C3]))*SIN(RADIANS([.J3]))+COS(RADIANS([.C3]))*COS(RADIANS([.J3]))*COS(RADIANS([.D3])-RADIANS([.K3])))*6371" office:value-type="float" office:value="8.43517712214159">
            <text:p>8.4351771221</text:p>
          </table:table-cell>
          <table:table-cell table:formula="of:=ACOS(SIN(RADIANS([.E3]))*SIN(RADIANS([.L3]))+COS(RADIANS([.E3]))*COS(RADIANS([.L3]))*COS(RADIANS([.F3])-RADIANS([.M3])))*6371" office:value-type="float" office:value="3.82230277572753">
            <text:p>3.8223027757</text:p>
          </table:table-cell>
          <table:table-cell office:value-type="float" office:value="39.9754429416771">
            <text:p>39.9754429417</text:p>
          </table:table-cell>
          <table:table-cell office:value-type="float" office:value="116.482047397461">
            <text:p>116.4820473975</text:p>
          </table:table-cell>
          <table:table-cell office:value-type="float" office:value="39.8875127117499">
            <text:p>39.8875127117</text:p>
          </table:table-cell>
          <table:table-cell office:value-type="float" office:value="116.487540561523">
            <text:p>116.487540561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9.9765610864882">
            <text:p>39.9765610865</text:p>
          </table:table-cell>
          <table:table-cell office:value-type="float" office:value="116.482433635559">
            <text:p>116.4824336356</text:p>
          </table:table-cell>
          <table:table-cell office:value-type="float" office:value="39.8875127117499">
            <text:p>39.8875127117</text:p>
          </table:table-cell>
          <table:table-cell office:value-type="float" office:value="116.486853916016">
            <text:p>116.486853916</text:p>
          </table:table-cell>
          <table:table-cell office:value-type="string">
            <text:p>False</text:p>
          </table:table-cell>
          <table:table-cell table:formula="of:=ACOS(SIN(RADIANS([.C4]))*SIN(RADIANS([.J4]))+COS(RADIANS([.C4]))*COS(RADIANS([.J4]))*COS(RADIANS([.D4])-RADIANS([.K4])))*6371" office:value-type="float" office:value="0.12861424093202">
            <text:p>0.1286142409</text:p>
          </table:table-cell>
          <table:table-cell table:formula="of:=ACOS(SIN(RADIANS([.E4]))*SIN(RADIANS([.L4]))+COS(RADIANS([.E4]))*COS(RADIANS([.L4]))*COS(RADIANS([.F4])-RADIANS([.M4])))*6371" office:value-type="float" office:value="0.058584925439121">
            <text:p>0.0585849254</text:p>
          </table:table-cell>
          <table:table-cell office:value-type="float" office:value="39.9754429416771">
            <text:p>39.9754429417</text:p>
          </table:table-cell>
          <table:table-cell office:value-type="float" office:value="116.482047397461">
            <text:p>116.4820473975</text:p>
          </table:table-cell>
          <table:table-cell office:value-type="float" office:value="39.8875127117499">
            <text:p>39.8875127117</text:p>
          </table:table-cell>
          <table:table-cell office:value-type="float" office:value="116.487540561523">
            <text:p>116.48754056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(null)</text:p>
          </table:table-cell>
          <table:table-cell office:value-type="float" office:value="39.9641289182271">
            <text:p>39.9641289182</text:p>
          </table:table-cell>
          <table:table-cell office:value-type="float" office:value="116.479644138184">
            <text:p>116.4796441382</text:p>
          </table:table-cell>
          <table:table-cell office:value-type="float" office:value="39.8711779051529">
            <text:p>39.8711779052</text:p>
          </table:table-cell>
          <table:table-cell office:value-type="float" office:value="116.488913852539">
            <text:p>116.4889138525</text:p>
          </table:table-cell>
          <table:table-cell office:value-type="string">
            <text:p>False</text:p>
          </table:table-cell>
          <table:table-cell table:formula="of:=ACOS(SIN(RADIANS([.C5]))*SIN(RADIANS([.J5]))+COS(RADIANS([.C5]))*COS(RADIANS([.J5]))*COS(RADIANS([.D5])-RADIANS([.K5])))*6371" office:value-type="float" office:value="1.27462283657139">
            <text:p>1.2746228366</text:p>
          </table:table-cell>
          <table:table-cell table:formula="of:=ACOS(SIN(RADIANS([.E5]))*SIN(RADIANS([.L5]))+COS(RADIANS([.E5]))*COS(RADIANS([.L5]))*COS(RADIANS([.F5])-RADIANS([.M5])))*6371" office:value-type="float" office:value="1.82012381715107">
            <text:p>1.8201238172</text:p>
          </table:table-cell>
          <table:table-cell office:value-type="float" office:value="39.9754429416771">
            <text:p>39.9754429417</text:p>
          </table:table-cell>
          <table:table-cell office:value-type="float" office:value="116.482047397461">
            <text:p>116.4820473975</text:p>
          </table:table-cell>
          <table:table-cell office:value-type="float" office:value="39.8875127117499">
            <text:p>39.8875127117</text:p>
          </table:table-cell>
          <table:table-cell office:value-type="float" office:value="116.487540561523">
            <text:p>116.48754056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(null)</text:p>
          </table:table-cell>
          <table:table-cell office:value-type="float" office:value="39.9504443418454">
            <text:p>39.9504443418</text:p>
          </table:table-cell>
          <table:table-cell office:value-type="float" office:value="116.456298190918">
            <text:p>116.4562981909</text:p>
          </table:table-cell>
          <table:table-cell office:value-type="float" office:value="39.8748667499731">
            <text:p>39.87486675</text:p>
          </table:table-cell>
          <table:table-cell office:value-type="float" office:value="116.461448032227">
            <text:p>116.4614480322</text:p>
          </table:table-cell>
          <table:table-cell office:value-type="string">
            <text:p>False</text:p>
          </table:table-cell>
          <table:table-cell table:formula="of:=ACOS(SIN(RADIANS([.C6]))*SIN(RADIANS([.J6]))+COS(RADIANS([.C6]))*COS(RADIANS([.J6]))*COS(RADIANS([.D6])-RADIANS([.K6])))*6371" office:value-type="float" office:value="3.54157026733002">
            <text:p>3.5415702673</text:p>
          </table:table-cell>
          <table:table-cell table:formula="of:=ACOS(SIN(RADIANS([.E6]))*SIN(RADIANS([.L6]))+COS(RADIANS([.E6]))*COS(RADIANS([.L6]))*COS(RADIANS([.F6])-RADIANS([.M6])))*6371" office:value-type="float" office:value="2.63330569799249">
            <text:p>2.633305698</text:p>
          </table:table-cell>
          <table:table-cell office:value-type="float" office:value="39.9754429416771">
            <text:p>39.9754429417</text:p>
          </table:table-cell>
          <table:table-cell office:value-type="float" office:value="116.482047397461">
            <text:p>116.4820473975</text:p>
          </table:table-cell>
          <table:table-cell office:value-type="float" office:value="39.8875127117499">
            <text:p>39.8875127117</text:p>
          </table:table-cell>
          <table:table-cell office:value-type="float" office:value="116.487540561523">
            <text:p>116.48754056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iblio</text:p>
          </table:table-cell>
          <table:table-cell office:value-type="float" office:value="39.9793892534674">
            <text:p>39.9793892535</text:p>
          </table:table-cell>
          <table:table-cell office:value-type="float" office:value="116.486853916016">
            <text:p>116.486853916</text:p>
          </table:table-cell>
          <table:table-cell office:value-type="float" office:value="39.9256998895573">
            <text:p>39.9256998896</text:p>
          </table:table-cell>
          <table:table-cell office:value-type="float" office:value="116.440848666992">
            <text:p>116.440848667</text:p>
          </table:table-cell>
          <table:table-cell office:value-type="string">
            <text:p>True</text:p>
          </table:table-cell>
          <table:table-cell table:formula="of:=ACOS(SIN(RADIANS([.C7]))*SIN(RADIANS([.J7]))+COS(RADIANS([.C7]))*COS(RADIANS([.J7]))*COS(RADIANS([.D7])-RADIANS([.K7])))*6371" office:value-type="float" office:value="0.600241693262325">
            <text:p>0.6002416933</text:p>
          </table:table-cell>
          <table:table-cell table:formula="of:=ACOS(SIN(RADIANS([.E7]))*SIN(RADIANS([.L7]))+COS(RADIANS([.E7]))*COS(RADIANS([.L7]))*COS(RADIANS([.F7])-RADIANS([.M7])))*6371" office:value-type="float" office:value="5.82168216469067">
            <text:p>5.8216821647</text:p>
          </table:table-cell>
          <table:table-cell office:value-type="float" office:value="39.9754429416771">
            <text:p>39.9754429417</text:p>
          </table:table-cell>
          <table:table-cell office:value-type="float" office:value="116.482047397461">
            <text:p>116.4820473975</text:p>
          </table:table-cell>
          <table:table-cell office:value-type="float" office:value="39.8875127117499">
            <text:p>39.8875127117</text:p>
          </table:table-cell>
          <table:table-cell office:value-type="float" office:value="116.487540561523">
            <text:p>116.487540561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11/20/2012</text:date>, <text:time>16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6:25:00.18</meta:creation-date>
    <dc:date>2012-11-20T16:52:28.73</dc:date>
    <meta:editing-duration>PT12M28S</meta:editing-duration>
    <meta:editing-cycles>1</meta:editing-cycles>
    <meta:document-statistic meta:table-count="3" meta:cell-count="86" meta:object-count="0"/>
    <meta:generator>OpenOffice.org/3.4.1$Win32 OpenOffice.org_project/341m1$Build-9593</meta:generator>
  </office:meta>
</office:document-meta>
</file>